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style:text-line-through-type="single"/>
    </style:style>
    <style:style style:name="T4"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Chronicles of a Lone Heart</text:p>
      <text:p text:style-name="P1"/>
      <text:p text:style-name="P1">---</text:p>
      <text:p text:style-name="P1"/>
      <text:p text:style-name="P1">Part 1: <text:s text:c="1"/>Kyūkurarin</text:p>
      <text:p text:style-name="P1"/>
      <text:p text:style-name="P1">Node 0: <text:span text:style-name="T1">It’s a~ll a lie!</text:span></text:p>
      <text:p text:style-name="P1"/>
      <text:p text:style-name="Normal">*RIIIIIIIIIIIIIING!!!* went the alarm clock, and her gaze fell on it.</text:p>
      <text:p text:style-name="Normal">*RIIIIIIIIIIIIIING!!!* it continued, but its argument sounded unconvincing to her.</text:p>
      <text:p text:style-name="Normal">Regardless, *RIIIIIIIIIIIIIING!!!* it repeated.</text:p>
      <text:p text:style-name="Normal">Seeing this, she couldn’t help but wonder: <text:span text:style-name="T1">does repeating an argument make it stronger? </text:span>That could explain the reaffirmation. <text:span text:style-name="T1">Maybe the argument gets a morale boost or something. I know I would feel stronger if I got some encouragement. </text:span>Of course, she knew that was a rather big if.</text:p>
      <text:p text:style-name="Normal">For some reason, the clock seemed dead set on boosting the morale of its one argument, and in retaliation she became dead set on not getting out of bed. After some time though,</text:p>
      <text:p text:style-name="Normal">“You’re so noisy, first thing in the morning,” her hand tapped the alarm silent. It was a little past seven o’clock, and she was a little too unmotivated to move. She tried doing so anyway, and somehow miraculously found the strength to sit upright. However, that was as much as she could manage, and she simply sat there, hugging a pillow for warmth. A minute later, she plopped back in her bed like a clumsy teddy bear who’d lost its balance. Would her timekeeper be sad to learn it had failed to rouse her? <text:span text:style-name="T1">That wouldn’t do.</text:span></text:p>
      <text:p text:style-name="Normal">“You did your best today too, Mr. Clock.”</text:p>
      <text:p text:style-name="Normal">Unfortunately, its best hadn’t been enough to make her get up.</text:p>
      <text:p text:style-name="Normal"><text:span text:style-name="T1">That’s not its fault though. If anything, it’s mine... </text:span>But it was way too early to be beating herself up. Instead, while a fragment of night was still left in her room, while the darkness sheltered her from the coming of a new day, she would get lost in her imagination. As she couldn’t keep her eyes closed, she stared at the ceiling, and as her mind loosened its grip on reality, she thought that <text:span text:style-name="T1">it would be nice if the ceiling were a gateway to a parallel universe. </text:span>She would then fall up into that gateway, and then fall back down in her bed, in her room, and in her world.</text:p>
      <text:p text:style-name="Normal">In her world, clocks wouldn’t try to debate people out of their beds; hers would come fetch her in her dreams, like parents picking their children up from school. And on the unhurried way back to reality, she would tell her timekeeper everything about the adventures she’d had. In her world, she would wake up to the delicious smell of breakfast being ready, and much like in cartoons of old, the smell would then lift her up and carry her all the way to the kitchen, where mom and dad would serve her a five star meal. But above all, in her world, she would have the strength of will to get ready and be out of the house in time to catch the bus, and, as she would approach the bus stop, she would have the courage to call out to <text:span text:style-name="T1">you.</text:span></text:p>
      <text:p text:style-name="Normal">However, in the real world, sun rays had begun piercing through the shutters and invaded her room. Spot by spot, they climbed her blanket until they touched her face. They were cold, and they were blinding. Her eyelids were powerless before them, and her fantasies were dispelled in an instant. That was why</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text:p>
      <text:p text:style-name="Normal">Then again, perhaps the sun was doing this for her sake, it was trying to wake her up since</text:p>
      <text:p text:style-name="Normal"><text:span text:style-name="T1">Today’s Monday, huh...</text:span> Today was a school day, although she wasn’t exactly thrilled at the notion. School was a peculiar place to her: it was simultaneously a place she did and did not want to go to. The sheer idea of going filled her chest with anxiety, but it was also the only place where she could meet <text:span text:style-name="T1">you.</text:span> <text:span text:style-name="T1">To go or not to go, that is the question. </text:span>It really wasn’t much of a question since she didn’t have much of a choice, but she liked pretending she did.</text:p>
      <text:p text:style-name="Normal"><text:span text:style-name="T1">If I do go, maybe I’ll meet you on the way there. No, hold on,</text:span> her imagination was getting fired up. It was unlikely that you’d commute together, but in class you would inevitably meet. Then perhaps she would skip classes earlier than usual today, and <text:span text:style-name="T1">you</text:span> would notice, and out of concern you would follow her to her hiding place. Once there you’d ask her what was wrong, and when she would try to evade the question you’d confront her and tell her about how you could always see through all her lies. And then, as you approached her, you would confess your feelings to her, and the two of you would kis-</text:p>
      <text:p text:style-name="Normal">*FWOOSH!!!*</text:p>
      <text:p text:style-name="Normal">She burst out of her blanket. It was getting hot in there, what with her being angry at the sun and getting embarrassed at her own fantasies. Perhaps it was time to think about something else. ... <text:span text:style-name="T1">Yeah, let’s do that</text:span>.</text:p>
      <text:p text:style-name="Normal">Her room had become dimly lit courtesy of the sun (whom she'd decided to forgive around about right now), and her gaze wandered off in search of food for thought.</text:p>
      <text:p text:style-name="Normal">There wasn’t really anything eye-catchy around here, except maybe for the pink flowerpot on her nightstand. Then again even that was debatable; it was more like her eyes would always inevitably gravitate towards it.</text:p>
      <text:p text:style-name="Normal"><text:span text:style-name="T1">Can’t be helped.</text:span> B<text:span text:style-name="T1">irds of a feather attract each other. </text:span>This flowerpot was empty inside.</text:p>
      <text:p text:style-name="Normal">More precisely, it was empty as long as no one looked at it. If her gaze lingered on it for some time, if she watered it with a bit of her attention, then, from nothing there would be a seed, and that seed would rush to germinate and bloom into a flower, just as was happening right now. This sight made her smile, and her smile betrayed a hint of sadness.</text:p>
      <text:p text:style-name="Normal">Naturally, there was no way a seed had materialised out of thin air and grown in an instant; the pot was well and truly empty.</text:p>
      <text:p text:style-name="Normal">She liked to think of it as a sort of monument, and like all monuments, it commemorated something. To her, it symbolised her failure to take care of a single flower. <text:span text:style-name="T1">Pathetic, isn’t it? </text:span>So, to make up for it, she’d offered all plants her imagination: if plants took root in her imagination, then they could will themselves into existence and grow as quickly or slowly as they pleased.</text:p>
      <text:p text:style-name="Normal">In particular, the one that lived in this pot was special: it was shy and didn’t show itself often, but when it did, it would blossom into a heart.</text:p>
      <text:p text:style-name="Normal">This heart was as fragile as it was weak, so she did her best to care for it whenever it appeared. Unfortunately, it was becoming apparent that her best wasn’t enough. Lately the heart had stopped taking in water properly, and as a result it became bloated, almost soggy. To make matters worse, starting somewhen, some sort of invasive vine had found its way inside the flowerpot. The intruder had buds of its own that had sprouted and entangled themselves with the heart,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 She wanted to heal it and free it, but so far, nothing she’d tried worked.</text:p>
      <text:p text:style-name="Normal">There was a non-zero chance the solution was in this room, and with nothing better to do she looked about for it. <text:span text:style-name="T1">The looking glass.</text:span> It contained answers to a lot of important questions, she knew that much, but this morning all she could find in it was a sleep-deprived girl staring back at her with all the emotions of a dead fish. It made her chuckle.</text:p>
      <text:p text:style-name="Normal">“Well, that’s not a bad find either.”</text:p>
      <text:p text:style-name="Normal">Still, she couldn’t help but notice that the hands of the clock in the mirror were pointing rather more upwards than she felt they should.</text:p>
      <text:p text:style-name="Normal">“...”</text:p>
      <text:p text:style-name="Normal">At the same time, a familiar smell wafted into her room. It was the smell of freshly toasted bread. It should have been a pleasant, appetizing aroma, and yet for some reason, it evoked some vaguely negative emotions in her. <text:span text:style-name="T1">Why is that?</text:span></text:p>
      <text:p text:style-name="Normal">“...”</text:p>
      <text:p text:style-name="Normal"><text:span text:style-name="T1">What time is it anyway? </text:span>Thankfully the answer was well within sight.</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But without a word, she got up and ran to her wardrobe. There was no time to complain. Literally. She got changed as fast as she could. That done, she dashed to the bathroom, washed her face, and spent a moment to fix her bed hair in the mirror, avoiding the guilty eyes reflected in it. Then, in one breath, she exited the bathroom, kidnapped her backpack from its chair and flung open the door to her room. The next instant, she was flying down the stairs, straight into the kitchen.</text:p>
      <text:p text:style-name="Normal">“Hi mom!” she stole a slice of bread from a plate before</text:p>
      <text:p text:style-name="Normal">“Ah,” realising mom had already left. However, there was money, a message and the house keys on the table, and she swept them all into her backpack. Seconds later, she was out of the house and running. Everyday it was the same routine, everyday it was the same exercise.</text:p>
      <text:p text:style-name="Normal">And yet, despite that, her heart just didn’t seem to grow any stronger, and after going through what felt like half the town she started running out of breath. Her pace slowed down, her body begged for oxygen, and her legs felt heavy. And yet, for no reason at all, today in particular, she didn’t stop. She didn’t want to.</text:p>
      <text:p text:style-name="Normal">If she couldn’t run, then she’d walk. It was the best she could do, so she walked. Step by step, she struggled forward, until she turned the final corner. There, she was greeted by the sight of the bus in the distance, closing its doors.</text:p>
      <text:p text:style-name="Normal"><text:span text:style-name="T1">... Damn it.</text:span></text:p>
      <text:p text:style-name="Normal">In one last effort, she broke into a sprint. There was no way she’d make it, but she tried anyway.</text:p>
      <text:p text:style-name="Normal">“Wait!” She shouted, knowing full well buses don’t have ears. She wasn’t running to catch it, and she was already late to classes anyway. But those weren’t the point. Even as the bus departed, she didn’t stop. She didn’t care about being late, she didn’t care about going to school, she wasn’t even sure what she cared about. She wasn’t even sure what she was chasing. Maybe she was trying to atone for all her failures. Maybe she was running after her parents. Maybe she was chasing after <text:span text:style-name="T1">your</text:span> shadow. Maybe she was trying to find herself.</text:p>
      <text:p text:style-name="Normal">She didn’t know. She didn’t know, but she didn’t stop. Then,</text:p>
      <text:p text:style-name="Normal"><text:span text:style-name="T1">Ah...</text:span></text:p>
      <text:p text:style-name="Normal">As a refreshing breeze came to meet her,</text:p>
      <text:p text:style-name="Normal"><text:span text:style-name="T1">I see...</text:span></text:p>
      <text:p text:style-name="Normal">The answer came to her naturally: she was chasing after happiness.</text:p>
      <text:p text:style-name="Normal">She didn’t know whether a someone like her deserved it, she didn’t know whether she had the right to yearn for it in the first place but, at least in part to spite this world, and most likely for its own sake, she decided she wanted happiness. And she decided it would start with<text:span text:style-name="T1"> you.</text:span></text:p>
      <text:p text:style-name="Normal"><text:span text:style-name="T1">So just you wait for me, alright? I have something to tell you.</text:span></text:p>
      <text:p text:style-name="Normal"/>
      <text:p text:style-name="P1">•</text:p>
      <text:p text:style-name="P1">Node 1: An alien from Earth</text:p>
      <text:p text:style-name="P1"/>
      <text:p text:style-name="Normal">Being late wasn’t all bad, it had its perks too. For example, it meant that she could stop in front of the school gates, bring her hand to her heart, and take a few deep breaths without fear of being seen. School was a world of its own, and no matter how many times she did it, it was never easy for her to enter a world she didn’t belong to. Nevertheless, she made her way in.</text:p>
      <text:p text:style-name="Normal">On either side of the paved entryway was a row of trees, with benches placed here and there under their shade. Beyond the trees, the courtyard looked like a small park, with simple dirt roads carefully carved in the ever-green earth. Some distance to the right, there was a running track looping around a football field. A handful of diligent student were jogging on it at a decent pace, but the rest of their classmates had decided the weather was perfect for a morning stroll or for sitting down in the surrounding grass, and judging by how he was relaxing against a tree the P.E. teacher seemed to agree with them.</text:p>
      <text:p text:style-name="Normal">“That looks nice, I want in,” however her path led her somewhere else. The main building was large and its doors were always open; it gave the impression of a gentle giant, although that didn’t make her any less nervous about walking into its gaping maw.</text:p>
      <text:p text:style-name="Normal">As expected at this hour the hallway was all hers, but even so she refrained from talking to herself —walls have ears, that was common knowledge. What not many knew was that doors have a mouth, and a few of the ones here were chattering away with the voice of a dozen students. That said, she’d never had the courage to strike up conversations, and none of the doors here led to her classroom anyway, so on she went until she reached the staircase.</text:p>
      <text:p text:style-name="Normal">Usually, before taking it, she would make a detour to the restroom; to put on her best smile she needed a mirror, after all. <text:span text:style-name="T3">Today, however, something in her told her not to do that. For some reason, she had a feeling that if she were to talk to you, she should do so without that fake smile. </text:span><text:span text:style-name="T4">... Without putting a mask on. But... Why not?</text:span><text:span text:style-name="T3"> Deep down, she knew the answer to that question, and she also knew that she only needed to dig a little to uncover it. But she didn’t. Not because she couldn’t, but because she was scared. Scared of what it meant to put the social mask away.</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